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>
      <style:text-properties officeooo:paragraph-rsid="0001f3b3"/>
    </style:style>
    <style:style style:name="P2" style:family="paragraph" style:parent-style-name="List_20_Paragraph" style:list-style-name="WWNum2">
      <style:text-properties officeooo:paragraph-rsid="0001f3b3"/>
    </style:style>
    <style:style style:name="P3" style:family="paragraph" style:parent-style-name="Standard">
      <style:text-properties style:font-name="Calibri" officeooo:paragraph-rsid="0001f3b3" style:font-name-asian="Calibri1" style:font-name-complex="Calibri1"/>
    </style:style>
    <style:style style:name="P4" style:family="paragraph" style:parent-style-name="Standard">
      <style:text-properties officeooo:paragraph-rsid="0001f3b3"/>
    </style:style>
    <style:style style:name="P5" style:family="paragraph" style:parent-style-name="Standard">
      <style:text-properties fo:color="#c9211e" loext:opacity="100%" style:font-name="Calibri" officeooo:paragraph-rsid="0001f3b3" style:font-name-asian="Calibri1" style:font-name-complex="Calibri1"/>
    </style:style>
    <style:style style:name="T1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2" style:family="text">
      <style:text-properties style:font-name="Calibri" fo:font-style="italic" style:font-name-asian="Calibri1" style:font-style-asian="italic" style:font-name-complex="Calibri1" style:font-weight-complex="bold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officeooo:rsid="00034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pplication Requirements:</text:span></text:p>
      <text:p text:style-name="P4"><text:span text:style-name="T2">Teams will meet with the instructor to define the specific application requirements for their project and define the statement of work (SOW). The following requirements list is not a complete list and some of these may or may not be required in the teams’ final project.</text:span></text:p>
      <text:p text:style-name="P4"><text:span text:style-name="T3"/></text:p>
      <text:p text:style-name="P4"><text:span text:style-name="T3">Application Type: web application with web services, console application for data generation, others can be discussed</text:span></text:p>
      <text:p text:style-name="P4"><text:span text:style-name="T3"/></text:p>
      <text:p text:style-name="P4"><text:span text:style-name="T3">Language Options: HTML, CSS, Javascript/Jquery, SQL, Python, Java, C#, C++,NodeJS, others can be discussed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Database: PostgreSQL </text:span></text:p>
      <text:p text:style-name="P4"><text:span text:style-name="T3"/></text:p>
      <text:p text:style-name="P4"><text:span text:style-name="T3">Source Control: GitLab</text:span></text:p>
      <text:p text:style-name="P4"><text:span text:style-name="T3"/></text:p>
      <text:p text:style-name="P4"><text:span text:style-name="T3">User Input Requirements:</text:span></text:p>
      <text:list xml:id="list1425970310" text:style-name="WWNum3">
        <text:list-item>
          <text:p text:style-name="P1"><text:span text:style-name="T3">Menu selection</text:span></text:p>
        </text:list-item>
        <text:list-item>
          <text:p text:style-name="P1"><text:span text:style-name="T3">Sensor manipulation</text:span></text:p>
          <text:list>
            <text:list-item>
              <text:p text:style-name="P1"><text:span text:style-name="T3">Open and close doors</text:span></text:p>
            </text:list-item>
            <text:list-item>
              <text:p text:style-name="P1"><text:span text:style-name="T3">Turn lights and TV on/off</text:span></text:p>
            </text:list-item>
            <text:list-item>
              <text:p text:style-name="P1"><text:span text:style-name="T3">Set thermostat</text:span></text:p>
            </text:list-item>
            <text:list-item>
              <text:p text:style-name="P1">Etc.</text:p>
            </text:list-item>
          </text:list>
        </text:list-item>
        <text:list-item>
          <text:p text:style-name="P1"><text:span text:style-name="T3">Optional - Natural language processing</text:span></text:p>
          <text:list>
            <text:list-item>
              <text:p text:style-name="P1"><text:span text:style-name="T3">Typed text</text:span></text:p>
            </text:list-item>
            <text:list-item>
              <text:p text:style-name="P1"><text:span text:style-name="T3">Speech to text</text:span></text:p>
            </text:list-item>
          </text:list>
        </text:list-item>
      </text:list>
      <text:p text:style-name="P4"><text:span text:style-name="T3">System Response Requirements:</text:span></text:p>
      <text:list xml:id="list1797440665" text:style-name="WWNum2">
        <text:list-item>
          <text:p text:style-name="P2"><text:span text:style-name="T3">Screen graphics</text:span></text:p>
        </text:list-item>
        <text:list-item>
          <text:p text:style-name="P2"><text:span text:style-name="T3">Screen text</text:span></text:p>
        </text:list-item>
        <text:list-item>
          <text:p text:style-name="P2">Utility usage and cost calculations</text:p>
          <text:list>
            <text:list-item>
              <text:p text:style-name="P2">Historical and predicted for current month.</text:p>
            </text:list-item>
          </text:list>
        </text:list-item>
        <text:list-item>
          <text:p text:style-name="P2"><text:span text:style-name="T3">Optional - Text to speech </text:span></text:p>
        </text:list-item>
      </text:list>
      <text:p text:style-name="P3"/>
      <text:p text:style-name="P3"/>
      <text:p text:style-name="P3"/>
      <text:p text:style-name="P5">----- <text:span text:style-name="T4">raw notes</text:span></text:p>
      <text:p text:style-name="P3"/>
      <text:p text:style-name="P3">screen 1</text:p>
      <text:p text:style-name="P3">'''</text:p>
      <text:p text:style-name="P3">go back and watch vid</text:p>
      <text:p text:style-name="P3"/>
      <text:p text:style-name="P3">1st 2/3 = floorplan</text:p>
      <text:p text:style-name="P3">overheadlight tv door window, on/off open/closed</text:p>
      <text:p text:style-name="P3"/>
      <text:p text:style-name="P3"><text:soft-page-break/>should be able to control lights from floorplan</text:p>
      <text:p text:style-name="P3">other things- should just give status</text:p>
      <text:p text:style-name="P3"/>
      <text:p text:style-name="P3"/>
      <text:p text:style-name="P3">3/3 thermostat</text:p>
      <text:p text:style-name="P3">curr interior, ext, settings- to set inside temp</text:p>
      <text:p text:style-name="P3"/>
      <text:p text:style-name="P3"/>
      <text:p text:style-name="P3">'''</text:p>
      <text:p text:style-name="P3"/>
      <text:p text:style-name="P3">screen 2</text:p>
      <text:p text:style-name="P3">'''</text:p>
      <text:p text:style-name="P3">2/3 of screen - multi line graph, water, power, and combined cost- over 1 month period</text:p>
      <text:p text:style-name="P3">y axis- number value, not specific</text:p>
      <text:p text:style-name="P3">legend - red line power- in kilowats</text:p>
      <text:p text:style-name="P3">blue line water gallons</text:p>
      <text:p text:style-name="P3">green line cost us dollars</text:p>
      <text:p text:style-name="P3"/>
      <text:p text:style-name="P3">x axis is day of month</text:p>
      <text:p text:style-name="P3"/>
      <text:p text:style-name="P3"/>
      <text:p text:style-name="P3">need some way to choose month of data</text:p>
      <text:p text:style-name="P3">2-3 months</text:p>
      <text:p text:style-name="P3">default to current month</text:p>
      <text:p text:style-name="P3">select some previous month for data</text:p>
      <text:p text:style-name="P3"/>
      <text:p text:style-name="P3">march, april, may</text:p>
      <text:p text:style-name="P3"/>
      <text:p text:style-name="P3">-- data only available up to current, estimate rest of the month</text:p>
      <text:p text:style-name="P3">solid line for actual</text:p>
      <text:p text:style-name="P3">dotted line for estimate</text:p>
      <text:p text:style-name="P3">---------------------------</text:p>
      <text:p text:style-name="P3">rest of screen = total summary</text:p>
      <text:p text:style-name="P3">power water and cost -- march, april, may, and total</text:p>
      <text:p text:style-name="P3">tabular representation</text:p>
      <text:p text:style-name="P3">'''</text:p>
      <text:p text:style-name="P3"/>
      <text:p text:style-name="P3">screen 3</text:p>
      <text:p text:style-name="P3">'''</text:p>
      <text:p text:style-name="P3">diagnostic screen</text:p>
      <text:p text:style-name="P3">for every sensor in house, toggle on/off</text:p>
      <text:p text:style-name="P3">stove, microwave, door, etc</text:p>
      <text:p text:style-name="P3"/>
      <text:p text:style-name="P3">cycles</text:p>
      <text:p text:style-name="P3">run a shower- button run shower event- generate new data on the fly</text:p>
      <text:p text:style-name="P3">wash dishes</text:p>
      <text:p text:style-name="P3">take a bath</text:p>
      <text:p text:style-name="P3"><text:soft-page-break/>-- time is sped up- simulate 15 minutes, calc data immediately</text:p>
      <text:p text:style-name="P3">atleast 2 simulations</text:p>
      <text:p text:style-name="P3">- do not alter actual time</text:p>
      <text:p text:style-name="P3"/>
      <text:p text:style-name="P3"/>
      <text:p text:style-name="P3">''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09:26:25.521057868</meta:creation-date>
    <dc:date>2022-01-28T09:55:07.733638335</dc:date>
    <meta:editing-duration>PT15M1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3" meta:paragraph-count="67" meta:word-count="361" meta:character-count="2085" meta:non-whitespace-character-count="1803"/>
  </office:meta>
</office:document-meta>
</file>